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Heading">
      <style:text-properties style:font-name="Nimbus Sans L1" officeooo:rsid="00199bcf" officeooo:paragraph-rsid="00199bcf"/>
    </style:style>
    <style:style style:name="P2" style:family="paragraph" style:parent-style-name="Table_20_Heading">
      <style:text-properties style:font-name="Nimbus Sans L1" officeooo:rsid="001b8e40" officeooo:paragraph-rsid="001b8e40"/>
    </style:style>
    <style:style style:name="P3" style:family="paragraph" style:parent-style-name="Table_20_Contents">
      <style:text-properties style:font-name="Nimbus Sans L1" officeooo:rsid="00199bcf" officeooo:paragraph-rsid="00199bcf"/>
    </style:style>
    <style:style style:name="P4" style:family="paragraph" style:parent-style-name="Table_20_Contents">
      <style:text-properties style:font-name="Nimbus Sans L1" officeooo:rsid="001b8e40" officeooo:paragraph-rsid="001b8e40"/>
    </style:style>
    <style:style style:name="P5" style:family="paragraph" style:parent-style-name="Text_20_body">
      <style:text-properties officeooo:paragraph-rsid="000db1f4"/>
    </style:style>
    <style:style style:name="P6" style:family="paragraph" style:parent-style-name="Text_20_body">
      <style:text-properties style:font-name="Nimbus Sans L1" fo:language="en" fo:country="US" officeooo:rsid="000f1a47" officeooo:paragraph-rsid="000f1a47"/>
    </style:style>
    <style:style style:name="P7" style:family="paragraph" style:parent-style-name="Text_20_body">
      <style:text-properties style:font-name="Nimbus Sans L1" fo:language="en" fo:country="US" officeooo:paragraph-rsid="000db1f4"/>
    </style:style>
    <style:style style:name="P8" style:family="paragraph" style:parent-style-name="Text_20_body">
      <style:text-properties style:font-name="Nimbus Sans L1" fo:language="en" fo:country="US" officeooo:rsid="001032fa" officeooo:paragraph-rsid="0010ee0c"/>
    </style:style>
    <style:style style:name="P9" style:family="paragraph" style:parent-style-name="Text_20_body">
      <style:text-properties style:font-name="Nimbus Sans L1" fo:language="en" fo:country="US" officeooo:rsid="001032fa" officeooo:paragraph-rsid="001032fa"/>
    </style:style>
    <style:style style:name="P10" style:family="paragraph" style:parent-style-name="Text_20_body">
      <style:paragraph-properties fo:text-align="center" style:justify-single-word="false"/>
      <style:text-properties style:font-name="Nimbus Sans L1" fo:language="en" fo:country="US" officeooo:rsid="0010ee0c" officeooo:paragraph-rsid="0010ee0c"/>
    </style:style>
    <style:style style:name="P11" style:family="paragraph" style:parent-style-name="Text_20_body">
      <style:text-properties style:font-name="Nimbus Sans L1" fo:language="en" fo:country="US" officeooo:paragraph-rsid="001032fa"/>
    </style:style>
    <style:style style:name="P12" style:family="paragraph" style:parent-style-name="Text_20_body">
      <style:text-properties style:font-name="Nimbus Sans L1" fo:language="en" fo:country="US" officeooo:paragraph-rsid="001b8e40"/>
    </style:style>
    <style:style style:name="P13" style:family="paragraph" style:parent-style-name="Text_20_body">
      <style:text-properties style:font-name="Courier 10 Pitch" officeooo:rsid="00199bcf" officeooo:paragraph-rsid="00199bcf"/>
    </style:style>
    <style:style style:name="P14" style:family="paragraph" style:parent-style-name="Preformatted_20_Text">
      <style:text-properties style:font-name="Courier 10 Pitch" officeooo:rsid="00199bcf" officeooo:paragraph-rsid="00199bcf"/>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2">
      <style:text-properties fo:language="en" fo:country="US"/>
    </style:style>
    <style:style style:name="P18" style:family="paragraph" style:parent-style-name="Heading_20_2">
      <style:text-properties fo:language="en" fo:country="US" officeooo:paragraph-rsid="0010ee0c"/>
    </style:style>
    <style:style style:name="P19" style:family="paragraph" style:parent-style-name="Text_20_body">
      <style:text-properties style:font-name="Nimbus Sans L1" fo:language="en" fo:country="US" officeooo:rsid="000e46e3" officeooo:paragraph-rsid="000db1f4"/>
    </style:style>
    <style:style style:name="P20" style:family="paragraph" style:parent-style-name="Text_20_body" style:list-style-name="L1">
      <style:text-properties style:font-name="Nimbus Sans L1" fo:language="en" fo:country="US" officeooo:rsid="0011772a" officeooo:paragraph-rsid="0011772a"/>
    </style:style>
    <style:style style:name="P21" style:family="paragraph" style:parent-style-name="Text_20_body">
      <style:text-properties style:font-name="Nimbus Sans L1" fo:language="en" fo:country="US" officeooo:rsid="00199bcf" officeooo:paragraph-rsid="00199bcf"/>
    </style:style>
    <style:style style:name="P22" style:family="paragraph" style:parent-style-name="Text_20_body" style:list-style-name="L2">
      <style:text-properties style:font-name="Nimbus Sans L1" fo:language="en" fo:country="US" officeooo:rsid="001b8e40" officeooo:paragraph-rsid="001b8e40"/>
    </style:style>
    <style:style style:name="P23" style:family="paragraph" style:parent-style-name="Text_20_body">
      <style:text-properties style:font-name="Nimbus Sans L1" fo:language="en" fo:country="US" fo:font-weight="bold" officeooo:paragraph-rsid="00199bcf" style:font-weight-asian="bold" style:font-weight-complex="bold"/>
    </style:style>
    <style:style style:name="P24" style:family="paragraph" style:parent-style-name="Text_20_body">
      <style:text-properties style:font-name="Nimbus Sans L1" fo:language="en" fo:country="US" officeooo:paragraph-rsid="002702bc"/>
    </style:style>
    <style:style style:name="P25" style:family="paragraph" style:parent-style-name="Text_20_body" style:list-style-name="L1">
      <style:text-properties officeooo:paragraph-rsid="0015d58a"/>
    </style:style>
    <style:style style:name="P26" style:family="paragraph" style:parent-style-name="Text_20_body" style:list-style-name="L1">
      <style:text-properties fo:language="en" fo:country="US" officeooo:rsid="00199bcf" officeooo:paragraph-rsid="00199bcf"/>
    </style:style>
    <style:style style:name="P27" style:family="paragraph" style:parent-style-name="Text_20_body" style:list-style-name="L1">
      <style:text-properties fo:language="en" fo:country="US" officeooo:rsid="0011772a" officeooo:paragraph-rsid="0011772a"/>
    </style:style>
    <style:style style:name="P28" style:family="paragraph" style:parent-style-name="Text_20_body" style:list-style-name="L2">
      <style:text-properties officeooo:rsid="001b8e40" officeooo:paragraph-rsid="001b8e40"/>
    </style:style>
    <style:style style:name="P29" style:family="paragraph" style:parent-style-name="Text_20_body">
      <style:text-properties style:font-name="Courier 10 Pitch" fo:language="en" fo:country="US" officeooo:rsid="00199bcf" officeooo:paragraph-rsid="00199bcf"/>
    </style:style>
    <style:style style:name="P30" style:family="paragraph" style:parent-style-name="Text_20_body">
      <style:text-properties officeooo:paragraph-rsid="0011772a"/>
    </style:style>
    <style:style style:name="P31" style:family="paragraph" style:parent-style-name="Text_20_body">
      <style:text-properties officeooo:rsid="00265796" officeooo:paragraph-rsid="00265796"/>
    </style:style>
    <style:style style:name="P32" style:family="paragraph" style:parent-style-name="Text_20_body">
      <style:text-properties style:font-name="Courier 10 Pitch" fo:language="en" fo:country="US" officeooo:paragraph-rsid="000db1f4"/>
    </style:style>
    <style:style style:name="P33" style:family="paragraph" style:parent-style-name="Text_20_body">
      <style:paragraph-properties fo:text-align="center" style:justify-single-word="false"/>
      <style:text-properties style:font-name="Courier 10 Pitch" fo:language="en" fo:country="US" officeooo:paragraph-rsid="000db1f4"/>
    </style:style>
    <style:style style:name="P34" style:family="paragraph" style:parent-style-name="Text_20_body" style:list-style-name="L3">
      <style:text-properties officeooo:rsid="002b29e7" officeooo:paragraph-rsid="002b29e7"/>
    </style:style>
    <style:style style:name="P35" style:family="paragraph" style:parent-style-name="Text_20_body" style:list-style-name="L3">
      <style:text-properties officeooo:paragraph-rsid="002b29e7"/>
    </style:style>
    <style:style style:name="P36" style:family="paragraph" style:parent-style-name="Text_20_body">
      <style:text-properties officeooo:paragraph-rsid="00344895"/>
    </style:style>
    <style:style style:name="P37" style:family="paragraph" style:parent-style-name="Text_20_body" style:list-style-name="L4"/>
    <style:style style:name="P38"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style:font-name="Nimbus Sans L1" fo:language="en" fo:country="US" officeooo:paragraph-rsid="000db1f4"/>
    </style:style>
    <style:style style:name="P39" style:family="paragraph" style:parent-style-name="Text_20_body" style:master-page-name="">
      <style:paragraph-properties fo:margin-left="0.2382in" fo:margin-right="0in" fo:margin-top="0in" fo:margin-bottom="0.0835in" style:contextual-spacing="false" fo:text-indent="-0.2307in" style:auto-text-indent="false" style:page-number="auto"/>
      <style:text-properties style:font-name="Nimbus Sans L1" fo:language="en" fo:country="US" officeooo:paragraph-rsid="00265796"/>
    </style:style>
    <style:style style:name="P40" style:family="paragraph" style:parent-style-name="Text_20_body" style:master-page-name="">
      <style:paragraph-properties fo:margin-left="0in" fo:margin-right="0in" fo:margin-top="0in" fo:margin-bottom="0.0835in" style:contextual-spacing="false" fo:text-indent="-0.0075in" style:auto-text-indent="false" style:page-number="auto"/>
      <style:text-properties style:font-name="Nimbus Sans L1" fo:language="en" fo:country="US" officeooo:rsid="00265796" officeooo:paragraph-rsid="00265796"/>
    </style:style>
    <style:style style:name="P41" style:family="paragraph" style:parent-style-name="Text_20_body">
      <style:paragraph-properties fo:margin-left="0.2457in" fo:margin-right="0in" fo:margin-top="0in" fo:margin-bottom="0.0835in" style:contextual-spacing="false" fo:text-indent="-0.2457in" style:auto-text-indent="false"/>
      <style:text-properties style:font-name="Nimbus Sans L1" fo:language="en" fo:country="US" officeooo:paragraph-rsid="000db1f4"/>
    </style:style>
    <style:style style:name="P42" style:family="paragraph" style:parent-style-name="Text_20_body" style:master-page-name="">
      <style:paragraph-properties fo:margin-left="0.2457in" fo:margin-right="0in" fo:margin-top="0in" fo:margin-bottom="0.0835in" style:contextual-spacing="false" fo:text-indent="-0.2457in" style:auto-text-indent="false" style:page-number="auto"/>
      <style:text-properties style:font-name="Nimbus Sans L1" fo:language="en" fo:country="US" officeooo:paragraph-rsid="000db1f4"/>
    </style:style>
    <style:style style:name="P43"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paragraph-rsid="00265796"/>
    </style:style>
    <style:style style:name="P44" style:family="paragraph" style:parent-style-name="Text_20_body">
      <style:paragraph-properties fo:margin-left="0.2457in" fo:margin-right="0in" fo:margin-top="0in" fo:margin-bottom="0.0835in" style:contextual-spacing="false" fo:text-indent="-0.2382in" style:auto-text-indent="false"/>
      <style:text-properties style:font-name="Nimbus Sans L1" fo:language="en" fo:country="US" officeooo:rsid="00265796" officeooo:paragraph-rsid="00265796"/>
    </style:style>
    <style:style style:name="P45" style:family="paragraph" style:parent-style-name="Text_20_body" style:master-page-name="">
      <style:paragraph-properties fo:margin-left="0.2457in" fo:margin-right="0in" fo:margin-top="0in" fo:margin-bottom="0.0835in" style:contextual-spacing="false" fo:text-indent="-0.2382in" style:auto-text-indent="false" style:page-number="auto"/>
      <style:text-properties style:font-name="Nimbus Sans L1" fo:language="en" fo:country="US" officeooo:paragraph-rsid="000db1f4"/>
    </style:style>
    <style:style style:name="P46" style:family="paragraph" style:parent-style-name="Heading_20_3">
      <style:text-properties officeooo:rsid="002702bc" officeooo:paragraph-rsid="002702bc"/>
    </style:style>
    <style:style style:name="P47" style:family="paragraph" style:parent-style-name="Heading_20_3">
      <style:text-properties officeooo:rsid="00344895" officeooo:paragraph-rsid="00344895"/>
    </style:style>
    <style:style style:name="P48" style:family="paragraph" style:parent-style-name="Heading_20_1">
      <style:text-properties fo:language="en" fo:country="US"/>
    </style:style>
    <style:style style:name="P49" style:family="paragraph" style:parent-style-name="Heading_20_1">
      <style:paragraph-properties fo:break-before="page"/>
      <style:text-properties fo:language="en" fo:country="US"/>
    </style:style>
    <style:style style:name="P50" style:family="paragraph" style:parent-style-name="Heading_20_1">
      <style:paragraph-properties fo:break-before="page"/>
      <style:text-properties fo:language="en" fo:country="US" officeooo:rsid="0011772a" officeooo:paragraph-rsid="0011772a"/>
    </style:style>
    <style:style style:name="P51" style:family="paragraph" style:parent-style-name="Heading_20_1">
      <style:paragraph-properties fo:break-before="page"/>
      <style:text-properties fo:language="en" fo:country="US" officeooo:rsid="001032fa" officeooo:paragraph-rsid="001032fa"/>
    </style:style>
    <style:style style:name="P52" style:family="paragraph" style:parent-style-name="Title" style:master-page-name="Standard">
      <style:paragraph-properties style:page-number="auto"/>
      <style:text-properties fo:language="en" fo:country="US"/>
    </style:style>
    <style:style style:name="P53"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officeooo:rsid="000e46e3"/>
    </style:style>
    <style:style style:name="T2" style:family="text">
      <style:text-properties fo:font-weight="bold" style:font-weight-asian="bold" style:font-weight-complex="bold"/>
    </style:style>
    <style:style style:name="T3" style:family="text">
      <style:text-properties fo:font-weight="bold" fo:background-color="#00ff00" style:font-weight-asian="bold" style:font-weight-complex="bold"/>
    </style:style>
    <style:style style:name="T4" style:family="text">
      <style:text-properties fo:font-weight="bold" officeooo:rsid="000c9bc3" fo:background-color="#00ff00" style:font-weight-asian="bold" style:font-weight-complex="bold"/>
    </style:style>
    <style:style style:name="T5" style:family="text">
      <style:text-properties officeooo:rsid="000c9bc3"/>
    </style:style>
    <style:style style:name="T6" style:family="text">
      <style:text-properties fo:background-color="#00ff00"/>
    </style:style>
    <style:style style:name="T7" style:family="text">
      <style:text-properties officeooo:rsid="000c9bc3" fo:background-color="#00ff00"/>
    </style:style>
    <style:style style:name="T8" style:family="text">
      <style:text-properties officeooo:rsid="001b8e40" fo:background-color="#00ff00"/>
    </style:style>
    <style:style style:name="T9" style:family="text">
      <style:text-properties fo:font-style="italic" style:font-style-asian="italic" style:font-style-complex="italic"/>
    </style:style>
    <style:style style:name="T10" style:family="text">
      <style:text-properties fo:font-style="italic" officeooo:rsid="00265796" style:font-style-asian="italic" style:font-style-complex="italic"/>
    </style:style>
    <style:style style:name="T11" style:family="text">
      <style:text-properties fo:font-style="italic" officeooo:rsid="002702bc" style:font-style-asian="italic" style:font-style-complex="italic"/>
    </style:style>
    <style:style style:name="T12" style:family="text">
      <style:text-properties fo:font-style="italic" officeooo:rsid="00326ffa" style:font-style-asian="italic" style:font-style-complex="italic"/>
    </style:style>
    <style:style style:name="T13" style:family="text">
      <style:text-properties fo:font-weight="normal" fo:background-color="#00ff00" style:font-weight-asian="normal" style:font-weight-complex="normal"/>
    </style:style>
    <style:style style:name="T14" style:family="text">
      <style:text-properties fo:font-weight="normal" officeooo:rsid="000c9bc3" fo:background-color="#00ff00" style:font-weight-asian="normal" style:font-weight-complex="normal"/>
    </style:style>
    <style:style style:name="T15" style:family="text">
      <style:text-properties style:font-name="Nimbus Sans L1"/>
    </style:style>
    <style:style style:name="T16" style:family="text">
      <style:text-properties style:font-name="Nimbus Sans L1" fo:font-weight="bold" style:font-weight-asian="bold" style:font-weight-complex="bold"/>
    </style:style>
    <style:style style:name="T17" style:family="text">
      <style:text-properties style:font-name="Nimbus Sans L1" fo:language="en" fo:country="US"/>
    </style:style>
    <style:style style:name="T18" style:family="text">
      <style:text-properties style:font-name="Nimbus Sans L1" fo:language="en" fo:country="US" officeooo:rsid="0015d58a"/>
    </style:style>
    <style:style style:name="T19" style:family="text">
      <style:text-properties style:font-name="Nimbus Sans L1" fo:language="en" fo:country="US" officeooo:rsid="0015a80f"/>
    </style:style>
    <style:style style:name="T20" style:family="text">
      <style:text-properties style:font-name="Nimbus Sans L1" fo:language="en" fo:country="US" officeooo:rsid="0011772a"/>
    </style:style>
    <style:style style:name="T21" style:family="text">
      <style:text-properties style:font-name="Nimbus Sans L1" fo:font-weight="normal" style:font-weight-asian="normal" style:font-weight-complex="normal"/>
    </style:style>
    <style:style style:name="T22" style:family="text">
      <style:text-properties style:font-name="Nimbus Sans L1" fo:font-weight="normal" officeooo:rsid="001b8e40" style:font-weight-asian="normal" style:font-weight-complex="normal"/>
    </style:style>
    <style:style style:name="T23" style:family="text">
      <style:text-properties officeooo:rsid="0010ee0c"/>
    </style:style>
    <style:style style:name="T24" style:family="text">
      <style:text-properties fo:language="en" fo:country="US"/>
    </style:style>
    <style:style style:name="T25" style:family="text">
      <style:text-properties fo:language="en" fo:country="US" fo:font-weight="bold" style:font-weight-asian="bold" style:font-weight-complex="bold"/>
    </style:style>
    <style:style style:name="T26" style:family="text">
      <style:text-properties fo:language="en" fo:country="US" officeooo:rsid="002b29e7"/>
    </style:style>
    <style:style style:name="T27" style:family="text">
      <style:text-properties fo:language="en" fo:country="US" officeooo:rsid="002c98ed"/>
    </style:style>
    <style:style style:name="T28" style:family="text">
      <style:text-properties fo:language="en" fo:country="US" officeooo:rsid="00344895"/>
    </style:style>
    <style:style style:name="T29" style:family="text">
      <style:text-properties officeooo:rsid="0017be2e"/>
    </style:style>
    <style:style style:name="T30" style:family="text">
      <style:text-properties style:font-name="Courier 10 Pitch" fo:language="en" fo:country="US"/>
    </style:style>
    <style:style style:name="T31" style:family="text">
      <style:text-properties style:font-name="Courier 10 Pitch" fo:language="en" fo:country="US" officeooo:rsid="00374efb"/>
    </style:style>
    <style:style style:name="T32" style:family="text">
      <style:text-properties style:font-name="Nimbis Sans L" fo:language="en" fo:country="US" fo:font-style="italic" style:font-style-asian="italic" style:font-style-complex="italic"/>
    </style:style>
    <style:style style:name="T33" style:family="text">
      <style:text-properties officeooo:rsid="001b8e40"/>
    </style:style>
    <style:style style:name="T34" style:family="text">
      <style:text-properties officeooo:rsid="00265796"/>
    </style:style>
    <style:style style:name="T35" style:family="text">
      <style:text-properties style:font-name="Courier 10 Pitch"/>
    </style:style>
    <style:style style:name="T36" style:family="text">
      <style:text-properties style:font-name="Courier 10 Pitch" officeooo:rsid="00265796"/>
    </style:style>
    <style:style style:name="T37" style:family="text">
      <style:text-properties style:font-name="Courier 10 Pitch" fo:font-weight="normal" style:font-weight-asian="normal" style:font-weight-complex="normal"/>
    </style:style>
    <style:style style:name="T38" style:family="text">
      <style:text-properties style:font-name="Courier 10 Pitch" fo:font-weight="normal" officeooo:rsid="002702bc" style:font-weight-asian="normal" style:font-weight-complex="normal"/>
    </style:style>
    <style:style style:name="T39" style:family="text">
      <style:text-properties style:font-name="Courier 10 Pitch" officeooo:rsid="002702bc"/>
    </style:style>
    <style:style style:name="T40" style:family="text">
      <style:text-properties style:font-name="Courier 10 Pitch" fo:font-style="normal" officeooo:rsid="00326ffa" style:font-style-asian="normal" style:font-style-complex="normal"/>
    </style:style>
    <style:style style:name="T41" style:family="text">
      <style:text-properties officeooo:rsid="002702bc"/>
    </style:style>
    <style:style style:name="T42" style:family="text">
      <style:text-properties fo:font-style="normal" officeooo:rsid="002702bc" style:font-style-asian="normal" style:font-style-complex="normal"/>
    </style:style>
    <style:style style:name="T43" style:family="text">
      <style:text-properties fo:font-style="normal" officeooo:rsid="00326ffa" style:font-style-asian="normal" style:font-style-complex="normal"/>
    </style:style>
    <style:style style:name="T44" style:family="text">
      <style:text-properties officeooo:rsid="002b29e7"/>
    </style:style>
    <style:style style:name="T45" style:family="text">
      <style:text-properties officeooo:rsid="002e4b64"/>
    </style:style>
    <style:style style:name="T46" style:family="text">
      <style:text-properties officeooo:rsid="00305773"/>
    </style:style>
    <style:style style:name="T47" style:family="text">
      <style:text-properties officeooo:rsid="00307d03"/>
    </style:style>
    <style:style style:name="T48" style:family="text">
      <style:text-properties officeooo:rsid="00326ffa"/>
    </style:style>
    <style:style style:name="T49" style:family="text">
      <style:text-properties style:font-name="Nimbus Sans L1" fo:font-style="normal" officeooo:rsid="00326ffa" style:font-style-asian="normal" style:font-style-complex="normal"/>
    </style:style>
    <style:style style:name="T50" style:family="text">
      <style:text-properties style:font-name="Nimbus Sans L1" fo:font-style="normal" officeooo:rsid="00344895"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OGF GLUE2 Enumerations <text:span text:style-name="T47">p</text:span>rocedures and best practices</text:p>
      <text:p text:style-name="P5"><text:span text:style-name="T17">Author: Florido Paganelli </text:span><text:a xlink:type="simple" xlink:href="mailto:florido.paganelli@hep.lu.se">florido.paganelli@hep.lu.se</text:a></text:p>
      <text:p text:style-name="P6">Last revision: 2014-03-2<text:span text:style-name="T46">5</text:span></text:p>
      <text:h text:style-name="P48" text:outline-level="1"><text:bookmark-start text:name="__RefHeading__2717_266538220"/>Introduction<text:bookmark-end text:name="__RefHeading__2717_266538220"/></text:h>
      <text:p text:style-name="P7">This <text:span text:style-name="T1">work is an attempt to summarize and generalize the usage of Open Enumerations in GLUE2, and an attempt to set some rules on how the management of these should be carried on.</text:span></text:p>
      <text:h text:style-name="P17" text:outline-level="2"><text:bookmark-start text:name="__RefHeading__2719_266538220"/>Acknowledgements:<text:bookmark-end text:name="__RefHeading__2719_266538220"/></text:h>
      <text:p text:style-name="P19">Thanks to Stephen Burke, David Meredith, Paul Millar and Balazs Konya for kickstart of these ideas and their further development. Thanks to John-Paul Navarro and Shiraz Memon for coordinating this work within the OGF GLUE2 Working Group. </text:p>
      <text:p text:style-name="P19"/>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2717_266538220" text:style-name="Index_20_Link" text:visited-style-name="Index_20_Link">1 Introduction<text:tab/>1</text:a></text:p>
          <text:p text:style-name="P15"><text:a xlink:type="simple" xlink:href="#__RefHeading__2719_266538220" text:style-name="Index_20_Link" text:visited-style-name="Index_20_Link">1.1 Acknowledgements:<text:tab/>1</text:a></text:p>
          <text:p text:style-name="P16"><text:a xlink:type="simple" xlink:href="#__RefHeading__1518_266538220" text:style-name="Index_20_Link" text:visited-style-name="Index_20_Link">2 Naming schemes<text:tab/>2</text:a></text:p>
          <text:p text:style-name="P15"><text:a xlink:type="simple" xlink:href="#__RefHeading__2723_266538220" text:style-name="Index_20_Link" text:visited-style-name="Index_20_Link">2.1 Services:<text:tab/>2</text:a></text:p>
          <text:p text:style-name="P15"><text:a xlink:type="simple" xlink:href="#__RefHeading__2725_266538220" text:style-name="Index_20_Link" text:visited-style-name="Index_20_Link">2.2 Interfaces:<text:tab/>2</text:a></text:p>
          <text:p text:style-name="P15"><text:a xlink:type="simple" xlink:href="#__RefHeading__4496_266538220" text:style-name="Index_20_Link" text:visited-style-name="Index_20_Link">2.3 Capabilities:<text:tab/>3</text:a></text:p>
          <text:p text:style-name="P15"><text:a xlink:type="simple" xlink:href="#__RefHeading__1520_266538220" text:style-name="Index_20_Link" text:visited-style-name="Index_20_Link">2.4 Sorting out special classes of names<text:tab/>3</text:a></text:p>
          <text:p text:style-name="P53"><text:a xlink:type="simple" xlink:href="#__RefHeading__4498_266538220" text:style-name="Index_20_Link" text:visited-style-name="Index_20_Link"><text:s/>In case the organization name is unknown/undefined/short-lived<text:tab/>3</text:a></text:p>
          <text:p text:style-name="P53"><text:a xlink:type="simple" xlink:href="#__RefHeading__4500_266538220" text:style-name="Index_20_Link" text:visited-style-name="Index_20_Link"><text:s/>Simplified naming for Services with only one Interface<text:tab/>3</text:a></text:p>
          <text:p text:style-name="P16"><text:a xlink:type="simple" xlink:href="#__RefHeading__2860_266538220" text:style-name="Index_20_Link" text:visited-style-name="Index_20_Link">3 Requesting new open enumerations<text:tab/>4</text:a></text:p>
          <text:p text:style-name="P16"><text:a xlink:type="simple" xlink:href="#__RefHeading__2831_266538220" text:style-name="Index_20_Link" text:visited-style-name="Index_20_Link">4 Management of Open Enumerations<text:tab/>5</text:a></text:p>
          <text:p text:style-name="P15"><text:a xlink:type="simple" xlink:href="#__RefHeading__2833_266538220" text:style-name="Index_20_Link" text:visited-style-name="Index_20_Link">4.1 Description of Open Enumerations CSV files<text:tab/>5</text:a></text:p>
          <text:p text:style-name="P15"><text:a xlink:type="simple" xlink:href="#__RefHeading__2835_266538220" text:style-name="Index_20_Link" text:visited-style-name="Index_20_Link">4.2 GLUE2 Working Group Procedures<text:tab/>6</text:a></text:p>
        </text:index-body>
      </text:table-of-content>
      <text:p text:style-name="P7"/>
      <text:h text:style-name="P49" text:outline-level="1"><text:bookmark-start text:name="__RefHeading__1518_266538220"/>Naming scheme<text:span text:style-name="T5">s</text:span><text:bookmark-end text:name="__RefHeading__1518_266538220"/></text:h>
      <text:p text:style-name="P31"><text:span text:style-name="T24">The following rules apply:</text:span></text:p>
      <text:p text:style-name="P31"><text:span text:style-name="T24">1) Every string SHOULD be lowercase.</text:span></text:p>
      <text:p text:style-name="P31"><text:span text:style-name="T24">2) Clients SHOULD consider these strings case-insensitive.</text:span></text:p>
      <text:h text:style-name="P17" text:outline-level="2"><text:bookmark-start text:name="__RefHeading__2723_266538220"/>Services:<text:bookmark-end text:name="__RefHeading__2723_266538220"/></text:h>
      <text:p text:style-name="P31"><text:span text:style-name="T24">See also GFD.147, Appendix B.31</text:span></text:p>
      <text:p text:style-name="P33">&lt;organization_name&gt;.&lt;product_name&gt;.&lt;service_detail&gt;</text:p>
      <text:p text:style-name="P7">where</text:p>
      <text:p text:style-name="P38"><text:span text:style-name="T35">&lt;organization_name&gt; </text:span><text:line-break/>is the reversed domain name of the organization. <text:line-break/><text:span text:style-name="T5">Presence: </text:span><text:span text:style-name="T2">MANDATORY</text:span> for new names</text:p>
      <text:p text:style-name="P42"><text:span text:style-name="T35">&lt;product_name&gt; </text:span><text:line-break/>free form string for product names <text:line-break/><text:span text:style-name="T5">Presence: </text:span><text:span text:style-name="T2">MANDATORY</text:span></text:p>
      <text:p text:style-name="P41"><text:span text:style-name="T35">&lt;service_detail&gt; </text:span><text:line-break/>free form string that <text:span text:style-name="T34">SHOULD</text:span> identify a subservice or a service implementation. <text:span text:style-name="T34">It can contain dots.</text:span><text:line-break/><text:span text:style-name="T5">Presence:</text:span> <text:span text:style-name="T2">NOT MANDATORY</text:span><text:line-break/></text:p>
      <text:p text:style-name="P7"><text:span text:style-name="T3">Decision: </text:span><text:span text:style-name="T13">minumum requirement </text:span><text:span text:style-name="T14">is </text:span></text:p>
      <text:p text:style-name="P33">&lt;organization_name&gt;.&lt;product_name&gt;</text:p>
      <text:p text:style-name="P39"><text:span text:style-name="T34">Examples: </text:span><text:span text:style-name="T36">org.nordugrid.arex, org.glite.ce.cream</text:span></text:p>
      <text:p text:style-name="P40"><text:span text:style-name="T34">E</text:span>xisiting names not following the above rules can be kept, but should be Deprecated (see Section <text:bookmark-ref text:reference-format="chapter" text:ref-name="__RefHeading__2833_266538220">4.1</text:bookmark-ref>)</text:p>
      <text:h text:style-name="P17" text:outline-level="2"><text:bookmark-start text:name="__RefHeading__2725_266538220"/>Interfaces:<text:bookmark-end text:name="__RefHeading__2725_266538220"/></text:h>
      <text:p text:style-name="P31"><text:span text:style-name="T24">GFD.147 Appendix B.18 does not define any clear format. The following should be RECOMMENDED:</text:span></text:p>
      <text:p text:style-name="P33">&lt;organization_name&gt;.&lt;interface_name&gt;</text:p>
      <text:p text:style-name="P7">where:</text:p>
      <text:p text:style-name="P45"><text:span text:style-name="T35">&lt;organization_name&gt; </text:span><text:line-break/>is the reversed domain name of the organization<text:line-break/><text:span text:style-name="T5">Presence: </text:span><text:span text:style-name="T2">MANDATORY</text:span> for new names</text:p>
      <text:p text:style-name="P43"><text:span text:style-name="T35">&lt;interface_name&gt;</text:span><text:line-break/>free form string for product names<text:line-break/><text:soft-page-break/><text:span text:style-name="T5">Presence:</text:span> <text:span text:style-name="T2">MANDATORY</text:span></text:p>
      <text:p text:style-name="P44"><text:span text:style-name="T2">Examples: </text:span><text:span text:style-name="T37">org.nordugrid.xbes, org.ogf.glue.em</text:span><text:span text:style-name="T38">ies.activitycreation, org.glite.voms</text:span></text:p>
      <text:p text:style-name="P7"/>
      <text:h text:style-name="Heading_20_2" text:outline-level="2"><text:bookmark-start text:name="__RefHeading__4496_266538220"/>Capabilities:<text:bookmark-end text:name="__RefHeading__4496_266538220"/></text:h>
      <text:p text:style-name="P7"><text:span text:style-name="T34">See GFD.147, appendix B.5, on </text:span><text:span text:style-name="T10">Capability_t</text:span><text:span text:style-name="T34">.</text:span></text:p>
      <text:p text:style-name="P7"/>
      <text:h text:style-name="P17" text:outline-level="2"><text:bookmark-start text:name="__RefHeading__1520_266538220"/><text:span text:style-name="T5">S</text:span>ort<text:span text:style-name="T5">ing</text:span> out special classes of names<text:bookmark-end text:name="__RefHeading__1520_266538220"/></text:h>
      <text:h text:style-name="Heading_20_3" text:outline-level="3"><text:bookmark-start text:name="__RefHeading__4498_266538220"/>In case the organization name is unknown/undefined/short-lived<text:bookmark-end text:name="__RefHeading__4498_266538220"/></text:h>
      <text:p text:style-name="P7">Use <text:span text:style-name="T5">the reserved prefix:</text:span></text:p>
      <text:p text:style-name="P32"><text:s text:c="3"/>org.ogf.glue.</text:p>
      <text:p text:style-name="P7"><text:span text:style-name="T3">Decision: </text:span><text:span text:style-name="T6">org.ogf.glue.* will be used as there are issues with domain names in some cases, they must be officially registered.</text:span></text:p>
      <text:p text:style-name="P7"/>
      <text:p text:style-name="P24"><text:span text:style-name="T41">E</text:span>xample:<text:line-break/>For <text:span text:style-name="T41">EMIR,</text:span> <text:span text:style-name="T41">developed during EMI project that now is over, </text:span><text:span text:style-name="T9">ServiceType_</text:span><text:span text:style-name="T11">t </text:span><text:span text:style-name="T42">is:</text:span><text:span text:style-name="T11"> <text:s text:c="2"/><text:line-break/> <text:s text:c="3"/></text:span><text:span text:style-name="T35">org.ogf.glue.emi</text:span><text:span text:style-name="T39">r</text:span></text:p>
      <text:h text:style-name="P46" text:outline-level="3"><text:bookmark-start text:name="__RefHeading__4500_266538220"/>Simplified naming for Services with only one Interface<text:bookmark-end text:name="__RefHeading__4500_266538220"/></text:h>
      <text:p text:style-name="P24"><text:span text:style-name="T41">A specific Endpoint interface can be bound to a specific Service. In such case, to simplify name creation, </text:span><text:span text:style-name="T11">InterfaceName_t</text:span><text:span text:style-name="T41"> </text:span><text:s/><text:span text:style-name="T41">MAY be the same of a corresponding </text:span><text:span text:style-name="T11">ServiceType_t</text:span><text:span text:style-name="T41"> .</text:span></text:p>
      <text:p text:style-name="P7"/>
      <text:h text:style-name="P50" text:outline-level="1"><text:bookmark-start text:name="__RefHeading__2860_266538220"/>Requesting new <text:span text:style-name="T45">O</text:span>pen <text:span text:style-name="T45">E</text:span>numerations<text:bookmark-end text:name="__RefHeading__2860_266538220"/></text:h>
      <text:p text:style-name="P30"><text:span text:style-name="T20">A community willing to submit new open enumeration MUST:</text:span></text:p>
      <text:list xml:id="list8479260106790929559" text:style-name="L1">
        <text:list-item>
          <text:p text:style-name="P20">Provide the following information about the enumeration to be submitted:</text:p>
          <text:list>
            <text:list-item>
              <text:p text:style-name="P26"><text:span text:style-name="T16">Type</text:span><text:span text:style-name="T21"> of the enumeration to be added (i.e. one of the types described in GFD.147, </text:span><text:span text:style-name="T22">Appendix B</text:span><text:span text:style-name="T21">)</text:span></text:p>
            </text:list-item>
            <text:list-item>
              <text:p text:style-name="P27"><text:span text:style-name="T16">Name</text:span><text:span text:style-name="T15"> of the enumeration as in the guidelines in Section 2;</text:span></text:p>
            </text:list-item>
            <text:list-item>
              <text:p text:style-name="P27"><text:span text:style-name="T16">Description</text:span><text:span text:style-name="T15"> of the enumeration. This description is a textual, human readable summary of what the object described by the open enumeration does.</text:span></text:p>
            </text:list-item>
            <text:list-item>
              <text:p text:style-name="P27"><text:span text:style-name="T16">Reference</text:span><text:span text:style-name="T15"> </text:span><text:span text:style-name="T16">email</text:span><text:span text:style-name="T15"> to be contacted by the OGF group during evaluation of the proposed strings. This email will not be published and will be internal to the group.</text:span></text:p>
            </text:list-item>
          </text:list>
        </text:list-item>
        <text:list-item>
          <text:p text:style-name="P25"><text:span text:style-name="T18">Send the above information to the </text:span><text:span text:style-name="T19">OGF</text:span><text:span text:style-name="T20"> group at the address </text:span><text:a xlink:type="simple" xlink:href="mailto:glue-wg@ogf.org">glue-wg@ogf.org</text:a><text:span text:style-name="T18"> with subject “[Enumerations] Request for addition/deletion/modification”</text:span></text:p>
        </text:list-item>
      </text:list>
      <text:p text:style-name="Quotations"><text:bookmark-start text:name="__RefHeading__3930_266538220"/><text:span text:style-name="T25">NOTE:</text:span><text:span text:style-name="T24"> Requests that are missing the information listed in 1 will be automatically rejected. The proposer will be asked to provide missing information.</text:span><text:bookmark-end text:name="__RefHeading__3930_266538220"/></text:p>
      <text:h text:style-name="P51" text:outline-level="1"><text:bookmark-start text:name="__RefHeading__2831_266538220"/>Management of Open Enumerations<text:bookmark-end text:name="__RefHeading__2831_266538220"/></text:h>
      <text:p text:style-name="P8">The group preserves the current list of Open Enumerations in the git repository <text:span text:style-name="T23">at the link</text:span></text:p>
      <text:p text:style-name="P10">https://github.com/OGF-GLUE/Enumerations</text:p>
      <text:p text:style-name="P8"><text:s/>in the form of CSV files. Section <text:bookmark-ref text:reference-format="chapter" text:ref-name="__RefHeading__2833_266538220">4.1</text:bookmark-ref> contains a descripition of the content of the CSV files.</text:p>
      <text:p text:style-name="P9">The groups keeps them updated using the procedures listed in this document, <text:span text:style-name="T29">defined </text:span>in Section <text:bookmark-ref text:reference-format="chapter" text:ref-name="__RefHeading__2835_266538220">4.2</text:bookmark-ref>.</text:p>
      <text:h text:style-name="P18" text:outline-level="2"><text:bookmark-start text:name="__RefHeading__2833_266538220"/>Description of Open Enumerations CSV files<text:bookmark-end text:name="__RefHeading__2833_266538220"/></text:h>
      <text:p text:style-name="P21">CSV filenames in github are of the form:</text:p>
      <table:table table:name="Table1" table:style-name="Table1">
        <table:table-column table:style-name="Table1.A"/>
        <table:table-column table:style-name="Table1.B"/>
        <table:table-header-rows>
          <table:table-row>
            <table:table-cell table:style-name="Table1.A1" office:value-type="string">
              <text:p text:style-name="P1">Filename</text:p>
            </table:table-cell>
            <table:table-cell table:style-name="Table1.B1" office:value-type="string">
              <text:p text:style-name="P1">Purpose</text:p>
            </table:table-cell>
          </table:table-row>
        </table:table-header-rows>
        <table:table-row>
          <table:table-cell table:style-name="Table1.A2" office:value-type="string">
            <text:p text:style-name="P13"><text:span text:style-name="T24">&lt;EnumerationName_t&gt;.csv<text:line-break/></text:span><text:span text:style-name="T32">Example:</text:span><text:span text:style-name="T24"> ServiceType_t.csv</text:span></text:p>
          </table:table-cell>
          <table:table-cell table:style-name="Table1.B2" office:value-type="string">
            <text:p text:style-name="P3">Contains Open Enumerations officially approved by the group.</text:p>
          </table:table-cell>
        </table:table-row>
        <table:table-row>
          <table:table-cell table:style-name="Table1.A2" office:value-type="string">
            <text:p text:style-name="P13"><text:span text:style-name="T24">&lt;EnumerationName_t&gt;</text:span><text:span text:style-name="T25">-draft</text:span><text:span text:style-name="T24">.csv<text:line-break/></text:span><text:span text:style-name="T32">Example:</text:span><text:span text:style-name="T24"> ServiceType_t-draft.csv</text:span></text:p>
          </table:table-cell>
          <table:table-cell table:style-name="Table1.B2" office:value-type="string">
            <text:p text:style-name="P3">Contains Open Enumerations pending approval from the group</text:p>
          </table:table-cell>
        </table:table-row>
      </table:table>
      <text:p text:style-name="P21"/>
      <text:p text:style-name="P21">Records contained in the CSV files are as follows:</text:p>
      <text:list xml:id="list5579350612159797143" text:style-name="L2">
        <text:list-item>
          <text:p text:style-name="P28"><text:span text:style-name="T24">The first row always contain the following strings:<text:line-break/></text:span><text:span text:style-name="T30">&lt;EnumerationName_</text:span><text:span text:style-name="T31">t</text:span><text:span text:style-name="T30">&gt;,Description,Status<text:line-break/></text:span><text:span text:style-name="T17">where </text:span><text:span text:style-name="T30">&lt;EnumerationName_</text:span><text:span text:style-name="T31">t</text:span><text:span text:style-name="T30">&gt;</text:span><text:span text:style-name="T17"> must be the same as the CSV filename, i.e. </text:span><text:span text:style-name="T30">ServiceType_</text:span><text:span text:style-name="T31">t</text:span></text:p>
        </text:list-item>
        <text:list-item>
          <text:p text:style-name="P22">Rows from the second on contains the following:</text:p>
        </text:list-item>
      </text:list>
      <table:table table:name="Table2" table:style-name="Table2">
        <table:table-column table:style-name="Table2.A" table:number-columns-repeated="3"/>
        <table:table-header-rows>
          <table:table-row>
            <table:table-cell table:style-name="Table2.A1" office:value-type="string">
              <text:p text:style-name="P1">Field name</text:p>
            </table:table-cell>
            <table:table-cell table:style-name="Table2.A1" office:value-type="string">
              <text:p text:style-name="P1">Purpose</text:p>
            </table:table-cell>
            <table:table-cell table:style-name="Table2.C1" office:value-type="string">
              <text:p text:style-name="P2">Example</text:p>
            </table:table-cell>
          </table:table-row>
        </table:table-header-rows>
        <table:table-row>
          <table:table-cell table:style-name="Table2.A2" office:value-type="string">
            <text:p text:style-name="P29">&lt;EnumerationName&gt;</text:p>
          </table:table-cell>
          <table:table-cell table:style-name="Table2.A2" office:value-type="string">
            <text:p text:style-name="P3">It's the enumeration <text:span text:style-name="T33">value.</text:span></text:p>
          </table:table-cell>
          <table:table-cell table:style-name="Table2.C2" office:value-type="string">
            <text:p text:style-name="P14">org.nordugrid.arex</text:p>
          </table:table-cell>
        </table:table-row>
        <table:table-row>
          <table:table-cell table:style-name="Table2.A2" office:value-type="string">
            <text:p text:style-name="P29">Description</text:p>
          </table:table-cell>
          <table:table-cell table:style-name="Table2.A2" office:value-type="string">
            <text:p text:style-name="P3">Contains <text:span text:style-name="T33">the textual description of the object represented by the enumeration name.</text:span></text:p>
          </table:table-cell>
          <table:table-cell table:style-name="Table2.C2" office:value-type="string">
            <text:p text:style-name="P14">NorduGrid Resource Coupled Execution Service</text:p>
            <text:p text:style-name="P3"/>
          </table:table-cell>
        </table:table-row>
        <table:table-row>
          <table:table-cell table:style-name="Table2.A2" office:value-type="string">
            <text:p text:style-name="P13">Status</text:p>
          </table:table-cell>
          <table:table-cell table:style-name="Table2.A2" office:value-type="string">
            <text:p text:style-name="P4">See discussion below.</text:p>
          </table:table-cell>
          <table:table-cell table:style-name="Table2.C2" office:value-type="string">
            <text:p text:style-name="P14">Recommended</text:p>
          </table:table-cell>
        </table:table-row>
      </table:table>
      <text:p text:style-name="P23"/>
      <text:p text:style-name="P23">Statuses</text:p>
      <text:p text:style-name="P12"><text:span text:style-name="T2">Recommended</text:span>: name is choosen and proposed for everybody to use.<text:line-break/><text:span text:style-name="T2">Obsolete</text:span>: name is old and might not be used in the future.<text:line-break/>A name can be <text:span text:style-name="T2">only one</text:span> of <text:span text:style-name="T33">Obsolete</text:span> OR Recommended, but can always be<text:line-break/><text:span text:style-name="T2">Deprecated</text:span>: name SHOULD NOT <text:span text:style-name="T5">be used.<text:line-break/></text:span><text:span text:style-name="T4"> So far there was </text:span><text:span text:style-name="T7">no agreement on </text:span><text:span text:style-name="T4">Deprecated</text:span><text:span text:style-name="T7">. </text:span><text:span text:style-name="T8">But I think is important to have for </text:span><text:soft-page-break/><text:span text:style-name="T8">transitioning to new names.</text:span></text:p>
      <text:p text:style-name="P11">”Recommended Obsolete” and ”Deprecated Obsolete” can <text:span text:style-name="T33">co-</text:span>exist. <text:span text:style-name="T33">The CSV will contain a multi-line field for those.</text:span></text:p>
      <text:h text:style-name="P17" text:outline-level="2"><text:bookmark-start text:name="__RefHeading__2835_266538220"/>GLUE2 Working Group Procedures<text:bookmark-end text:name="__RefHeading__2835_266538220"/></text:h>
      <text:list xml:id="list7156727941353831148" text:style-name="L3">
        <text:list-item>
          <text:p text:style-name="P35"><text:span text:style-name="T26">When a request arrives, a selected member of the group adds the names to &lt;EnumerationType_t&gt;-draft.csv document. </text:span><text:span text:style-name="T24">(</text:span><text:span text:style-name="T27">e.g.</text:span><text:span text:style-name="T24"> </text:span>ServiceType_t-<text:span text:style-name="T44">draft</text:span>.csv).<text:line-break/><text:span text:style-name="T48">These values will have no </text:span><text:span text:style-name="T12">Status </text:span><text:span text:style-name="T43">in the -draft.csv document.</text:span></text:p>
        </text:list-item>
        <text:list-item>
          <text:p text:style-name="P34">Promplty upon arrival the group decides about the feasibility of adding the values.<text:line-break/>Enumerations in draft state can be used by users but are in the process of being accepted. Consumers can use them at their own risk. <text:line-break/><text:span text:style-name="T48">If the values are accepted, the </text:span><text:span text:style-name="T12">Status </text:span><text:span text:style-name="T43">field SHOULD contain </text:span><text:span text:style-name="T40">Recommended</text:span><text:span text:style-name="T49">. </text:span><text:span text:style-name="T50">Evaluation rules are defined later in this section.</text:span></text:p>
        </text:list-item>
        <text:list-item>
          <text:p text:style-name="P34">As soon as possible, the group decides and merges the -draft files with the official ones.</text:p>
        </text:list-item>
        <text:list-item>
          <text:p text:style-name="P35"><text:span text:style-name="T44">If the above is not possible, at least once </text:span>a year the group meets and <text:span text:style-name="T44">does the merge on all documents. This MUST be a scheduled venue.</text:span></text:p>
        </text:list-item>
      </text:list>
      <text:p text:style-name="Text_20_body"><text:span text:style-name="T24"/></text:p>
      <text:h text:style-name="P47" text:outline-level="3"><text:span text:style-name="T24">Evaluation rules of thumb</text:span></text:h>
      <text:list xml:id="list1012269949937664643" text:style-name="L4">
        <text:list-item>
          <text:p text:style-name="P37"><text:span text:style-name="T28">Namespace - if it uses a DNS-style name does the requestor reasonably justify relating it to that domain, i.e. do they speak for the relevant project or is it clearly related to a standard service provided by the project. See also Section </text:span><text:span text:style-name="T28"><text:bookmark-ref text:reference-format="chapter" text:ref-name="__RefHeading__1518_266538220">2</text:bookmark-ref></text:span><text:span text:style-name="T28">.</text:span></text:p>
        </text:list-item>
        <text:list-item>
          <text:p text:style-name="P37">Checking that we don't already have something suitable in the existing list.</text:p>
        </text:list-item>
        <text:list-item>
          <text:p text:style-name="P37">Sanity checking that the value is naming something that matches the conceptual purpose of the enumeration.</text:p>
        </text:list-item>
      </text:list>
      <text:p text:style-name="Text_20_body"><text:span text:style-name="T28"/></text:p>
      <text:p text:style-name="P36"><text:span text:style-name="T2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Nimbis Sans L" svg:font-family="'Nimbis Sans L'" style:font-family-generic="swiss"/>
    <style:font-face style:name="Courier 10 Pitch" svg:font-family="'Courier 10 Pitch'" style:font-pitch="fixed"/>
    <style:font-face style:name="Bitstream Vera Sans Mono" svg:font-family="'Bitstream Vera Sans Mono'" style:font-family-generic="modern" style:font-pitch="fixed"/>
    <style:font-face style:name="FreeSans2" svg:font-family="FreeSans" style:font-family-generic="modern" style:font-pitch="fixed"/>
    <style:font-face style:name="Nimbus Mono L" svg:font-family="'Nimbus Mono L'"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Regular" style:font-family-generic="swiss" style:font-pitch="variable"/>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sv" fo:country="SE"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sv" fo:country="S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imbus Sans L" fo:font-family="'Nimbus Sans L'"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FreeSans2" style:font-family-complex="FreeSans"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lorido Paganelli</meta:initial-creator>
    <meta:creation-date>2014-03-24T19:21:06.997440043</meta:creation-date>
    <dc:date>2014-03-25T14:23:53.913262292</dc:date>
    <dc:creator>Florido Paganelli</dc:creator>
    <meta:editing-duration>PT18H58M33S</meta:editing-duration>
    <meta:editing-cycles>32</meta:editing-cycles>
    <meta:generator>LibreOffice/4.1.4.2$Linux_X86_64 LibreOffice_project/0a0440ccc0227ad9829de5f46be37cfb6edcf72</meta:generator>
    <meta:document-statistic meta:table-count="2" meta:image-count="0" meta:object-count="0" meta:page-count="6" meta:paragraph-count="102" meta:word-count="1011" meta:character-count="6728" meta:non-whitespace-character-count="5820"/>
  </office:meta>
</office:document-meta>
</file>